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 office:value-type="string">
            <text:p>Priest
“In order to reach the Southlands, you will
need to cross 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 office:value-type="string">
            <text:p>Priest
“Once you are there, please search for the
Valley of Mirages, where the Spirit Queen
is said to lie dorma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